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254cm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draw:marker-start-width="0.203cm" draw:marker-end="Arrow" draw:marker-end-width="0.254cm" draw:fill="solid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254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3%" fo:text-align="center" text:enable-numbering="false" fo:text-indent="0cm" style:line-break="strict"/>
    </style:style>
    <style:style style:name="P3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4" style:family="paragraph">
      <style:paragraph-properties fo:margin-left="0cm" fo:margin-right="0cm" fo:line-height="93%" fo:text-align="center" text:enable-numbering="false" fo:text-indent="0cm" style:line-break="strict" style:writing-mode="lr-tb"/>
      <style:text-properties fo:font-size="9pt" style:font-size-asian="18pt" style:font-size-complex="18pt"/>
    </style:style>
    <style:style style:name="T1" style:family="text">
      <style:text-properties fo:color="#000000" fo:font-size="10pt" fo:language="en" fo:country="GB" style:font-size-asian="10pt" style:font-size-complex="10pt"/>
    </style:style>
    <style:style style:name="T2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line" svg:x1="3.281cm" svg:y1="11.523cm" svg:x2="4.006cm" svg:y2="11.521cm" draw:start-shape="id1" draw:start-glue-point="1">
          <text:p/>
        </draw:connector>
        <draw:custom-shape draw:style-name="gr2" draw:text-style-name="P3" draw:id="id15" draw:layer="layout" svg:width="1.552cm" svg:height="1.652cm" svg:x="1.659cm" svg:y="4.777cm">
          <text:p text:style-name="P2"><text:span text:style-name="T1">csl</text:span></text:p>
          <text:p text:style-name="P2"><text:span text:style-name="T1">li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14" draw:layer="layout" svg:width="1.635cm" svg:height="1.349cm" svg:x="10.368cm" svg:y="10.803cm">
          <text:p text:style-name="P2"><text:span text:style-name="T1">RTL</text:span></text:p>
          <text:p text:style-name="P2"><text:span text:style-name="T1">si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3" draw:layer="layout" svg:width="1.58cm" svg:height="1.349cm" svg:x="10.326cm" svg:y="6.728cm">
          <draw:glue-point draw:id="4" svg:x="-5.108cm" svg:y="-2.772cm"/>
          <draw:glue-point draw:id="5" svg:x="-4.949cm" svg:y="2.831cm"/>
          <text:p text:style-name="P2"><text:span text:style-name="T1">C++</text:span></text:p>
          <text:p text:style-name="P2"><text:span text:style-name="T1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5" draw:layer="layout" svg:width="1.704cm" svg:height="0.635cm" svg:x="1.577cm" svg:y="8.249cm">
          <text:p text:style-name="P2"><text:span text:style-name="T1">.csl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2.422cm" svg:height="1.362cm" svg:x="5.854cm" svg:y="6.722cm">
          <text:p text:style-name="P2"><text:span text:style-name="T1">Generated</text:span></text:p>
          <text:p text:style-name="P2"><text:span text:style-name="T1">C++</text:span></text:p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2.422cm" svg:height="1.362cm" svg:x="5.854cm" svg:y="8.364cm">
          <text:p text:style-name="P2"><text:span text:style-name="T1">Generated</text:span></text:p>
          <text:p text:style-name="P2"><text:span text:style-name="T1">RTL test</text:span></text:p>
          <text:p text:style-name="P2"><text:span text:style-name="T1">bench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3" draw:layer="layout" svg:width="2.422cm" svg:height="1.362cm" svg:x="5.89cm" svg:y="4.911cm">
          <text:p text:style-name="P2"><text:span text:style-name="T1">Generated</text:span></text:p>
          <text:p text:style-name="P2"><text:span text:style-name="T1">documentation</text:span></text:p>
          <text:p text:style-name="P2"><text:span text:style-name="T1">HTML, PD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9" draw:layer="layout" svg:width="2.422cm" svg:height="1.29cm" svg:x="5.854cm" svg:y="10.193cm">
          <text:p text:style-name="P2"><text:span text:style-name="T1">Generated</text:span></text:p>
          <text:p text:style-name="P2"><text:span text:style-name="T1">RTL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1" draw:layer="layout" svg:width="2.422cm" svg:height="1.362cm" svg:x="5.854cm" svg:y="11.96cm">
          <text:p text:style-name="P2"><text:span text:style-name="T1">User </text:span></text:p>
          <text:p text:style-name="P2"><text:span text:style-name="T1">RTL</text:span></text:p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2" draw:layer="layout" svg:width="2.422cm" svg:height="1.884cm" svg:x="5.854cm" svg:y="13.765cm">
          <text:p text:style-name="P2"><text:span text:style-name="T1">Optional User </text:span></text:p>
          <text:p text:style-name="P2"><text:span text:style-name="T1">RTL test bench</text:span></text:p>
          <text:p text:style-name="P2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1.923cm" svg:height="1.362cm" svg:x="10.127cm" svg:y="4.693cm">
          <text:p text:style-name="P2"><text:span text:style-name="T1">User C++</text:span></text:p>
          <text:p text:style-name="P2"><text:span text:style-name="T1">simulator</text:span></text:p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rect draw:style-name="gr3" draw:text-style-name="P1" draw:id="id10" draw:layer="layout" svg:width="0.33cm" svg:height="6.502cm" svg:x="9.302cm" svg:y="8.508cm">
          <draw:glue-point draw:id="4" svg:x="-4.969cm" svg:y="-1.434cm"/>
          <text:p/>
        </draw:rect>
        <draw:custom-shape draw:style-name="gr2" draw:text-style-name="P3" draw:id="id5" draw:layer="layout" svg:width="1.923cm" svg:height="1.362cm" svg:x="10.133cm" svg:y="8.811cm">
          <text:p text:style-name="P2"><text:span text:style-name="T1">CSL C++</text:span></text:p>
          <text:p text:style-name="P2"><text:span text:style-name="T1">lib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1.635cm" svg:height="1.27cm" svg:x="10.372cm" svg:y="12.589cm">
          <text:p text:style-name="P2"><text:span text:style-name="T1">Synth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6" draw:layer="layout" svg:width="2.618cm" svg:height="1.409cm" svg:x="12.776cm" svg:y="6.697cm">
          <text:p text:style-name="P2"><text:span text:style-name="T1">C++ Simulator</text:span></text:p>
          <text:p text:style-name="P2"><text:span text:style-name="T1">bi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4" draw:layer="layout" svg:width="2.82cm" svg:height="1.349cm" svg:x="12.677cm" svg:y="8.751cm">
          <text:p text:style-name="P2"><text:span text:style-name="T1">Verify transaction</text:span></text:p>
          <text:p text:style-name="P2"><text:span text:style-name="T1">and state data</text:span></text:p>
          <text:p text:style-name="P2"><text:span text:style-name="T1">equival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6" draw:layer="layout" svg:width="2.618cm" svg:height="1.349cm" svg:x="12.8cm" svg:y="10.806cm">
          <text:p text:style-name="P2"><text:span text:style-name="T1">RTL</text:span></text:p>
          <text:p text:style-name="P2"><text:span text:style-name="T1">simulation</text:span></text:p>
          <text:p text:style-name="P2"><text:span text:style-name="T1">bi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8.276cm" svg:y1="7.403cm" svg:x2="10.326cm" svg:y2="7.402cm" draw:start-shape="id2" draw:start-glue-point="1" draw:end-shape="id3" draw:end-glue-point="3">
          <text:p/>
        </draw:connector>
        <draw:connector draw:style-name="gr4" draw:text-style-name="P1" draw:layer="layout" svg:x1="11.088cm" svg:y1="6.055cm" svg:x2="11.116cm" svg:y2="6.728cm" draw:start-shape="id4" draw:start-glue-point="2" draw:end-shape="id3" draw:end-glue-point="0">
          <text:p/>
        </draw:connector>
        <draw:connector draw:style-name="gr1" draw:text-style-name="P1" draw:layer="layout" svg:x1="11.094cm" svg:y1="8.811cm" svg:x2="11.116cm" svg:y2="8.077cm" draw:start-shape="id5" draw:start-glue-point="0" draw:end-shape="id3" draw:end-glue-point="2">
          <text:p/>
        </draw:connector>
        <draw:connector draw:style-name="gr1" draw:text-style-name="P1" draw:layer="layout" draw:type="line" svg:x1="11.906cm" svg:y1="7.402cm" svg:x2="12.776cm" svg:y2="7.401cm" draw:start-shape="id3" draw:start-glue-point="1" draw:end-shape="id6" draw:end-glue-point="3">
          <text:p/>
        </draw:connector>
        <draw:connector draw:style-name="gr1" draw:text-style-name="P1" draw:layer="layout" draw:type="line" svg:x1="9.651cm" svg:y1="13.226cm" svg:x2="10.372cm" svg:y2="13.224cm" draw:end-shape="id7" draw:end-glue-point="3">
          <text:p/>
        </draw:connector>
        <draw:connector draw:style-name="gr1" draw:text-style-name="P1" draw:layer="layout" draw:type="line" svg:x1="8.276cm" svg:y1="9.045cm" svg:x2="9.338cm" svg:y2="9.034cm" draw:start-shape="id8" draw:start-glue-point="1">
          <text:p/>
        </draw:connector>
        <draw:connector draw:style-name="gr1" draw:text-style-name="P1" draw:layer="layout" draw:type="line" svg:x1="8.276cm" svg:y1="10.838cm" svg:x2="9.304cm" svg:y2="10.827cm" draw:start-shape="id9" draw:start-glue-point="1" draw:end-shape="id10" draw:end-glue-point="4">
          <text:p/>
        </draw:connector>
        <draw:connector draw:style-name="gr1" draw:text-style-name="P1" draw:layer="layout" draw:type="line" svg:x1="8.276cm" svg:y1="12.641cm" svg:x2="9.338cm" svg:y2="12.635cm" draw:start-shape="id11" draw:start-glue-point="1">
          <text:p/>
        </draw:connector>
        <draw:connector draw:style-name="gr1" draw:text-style-name="P1" draw:layer="layout" draw:type="line" svg:x1="8.276cm" svg:y1="14.707cm" svg:x2="9.261cm" svg:y2="14.713cm" draw:start-shape="id12" draw:start-glue-point="1">
          <text:p/>
        </draw:connector>
        <draw:connector draw:style-name="gr1" draw:text-style-name="P1" draw:layer="layout" draw:type="line" svg:x1="5.049cm" svg:y1="7.404cm" svg:x2="5.854cm" svg:y2="7.403cm" draw:start-shape="id13" draw:start-glue-point="15" draw:end-shape="id2" draw:end-glue-point="3">
          <text:p/>
        </draw:connector>
        <draw:connector draw:style-name="gr1" draw:text-style-name="P1" draw:layer="layout" draw:type="line" svg:x1="5.043cm" svg:y1="9.048cm" svg:x2="5.854cm" svg:y2="9.045cm" draw:start-shape="id13" draw:start-glue-point="14" draw:end-shape="id8" draw:end-glue-point="3">
          <text:p/>
        </draw:connector>
        <draw:connector draw:style-name="gr1" draw:text-style-name="P1" draw:layer="layout" draw:type="line" svg:x1="5.048cm" svg:y1="10.824cm" svg:x2="5.854cm" svg:y2="10.838cm" draw:start-shape="id13" draw:start-glue-point="11" draw:end-shape="id9" draw:end-glue-point="3">
          <text:p/>
        </draw:connector>
        <draw:connector draw:style-name="gr1" draw:text-style-name="P1" draw:layer="layout" draw:type="line" svg:x1="9.638cm" svg:y1="11.471cm" svg:x2="10.368cm" svg:y2="11.477cm" draw:end-shape="id14">
          <text:p/>
        </draw:connector>
        <draw:connector draw:style-name="gr1" draw:text-style-name="P1" draw:layer="layout" draw:type="line" svg:x1="3.211cm" svg:y1="5.602cm" svg:x2="4.043cm" svg:y2="5.599cm" draw:start-shape="id15" draw:start-glue-point="8">
          <text:p/>
        </draw:connector>
        <draw:custom-shape draw:style-name="gr2" draw:text-style-name="P3" draw:id="id1" draw:layer="layout" svg:width="1.704cm" svg:height="0.635cm" svg:x="1.577cm" svg:y="11.206cm">
          <text:p text:style-name="P2"><text:span text:style-name="T1">Verilo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9" draw:layer="layout" svg:width="1.527cm" svg:height="1.349cm" svg:x="16.639cm" svg:y="6.483cm">
          <draw:glue-point draw:id="4" svg:x="-5cm" svg:y="-1.801cm"/>
          <draw:glue-point draw:id="5" svg:x="-5cm" svg:y="2.401cm"/>
          <text:p text:style-name="P2"><text:span text:style-name="T1">software</text:span></text:p>
          <text:p text:style-name="P2"><text:span text:style-name="T1">tool</text:span></text:p>
          <text:p text:style-name="P2"><text:span text:style-name="T1">bi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7" draw:layer="layout" svg:width="1.597cm" svg:height="1.409cm" svg:x="16.601cm" svg:y="8.74cm">
          <text:p text:style-name="P2"><text:span text:style-name="T1">firmware </text:span></text:p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003cm" svg:y1="11.477cm" svg:x2="12.8cm" svg:y2="11.48cm" draw:start-shape="id14" draw:start-glue-point="1" draw:end-shape="id16" draw:end-glue-point="3">
          <text:p/>
        </draw:connector>
        <draw:connector draw:style-name="gr6" draw:text-style-name="P1" draw:id="id18" draw:layer="layout" svg:x1="15.394cm" svg:y1="7.401cm" svg:x2="15.418cm" svg:y2="11.48cm" draw:start-shape="id6" draw:start-glue-point="1" draw:end-shape="id16" draw:end-glue-point="1">
          <text:p/>
        </draw:connector>
        <draw:connector draw:style-name="gr5" draw:text-style-name="P1" draw:layer="layout" draw:type="line" svg:x1="16.601cm" svg:y1="9.444cm" svg:x2="15.945cm" svg:y2="9.44cm" draw:start-shape="id17" draw:start-glue-point="3" draw:end-shape="id18" draw:end-glue-point="0">
          <text:p/>
        </draw:connector>
        <draw:connector draw:style-name="gr5" draw:text-style-name="P1" draw:layer="layout" draw:type="line" svg:x1="17.402cm" svg:y1="7.832cm" svg:x2="17.399cm" svg:y2="8.74cm" draw:start-shape="id19" draw:start-glue-point="2" draw:end-shape="id17" draw:end-glue-point="0">
          <text:p/>
        </draw:connector>
        <draw:custom-shape draw:style-name="gr2" draw:text-style-name="P3" draw:id="id26" draw:layer="layout" svg:width="1.572cm" svg:height="1.409cm" svg:x="16.602cm" svg:y="4.271cm">
          <text:p text:style-name="P2"><text:span text:style-name="T1">g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1" draw:layer="layout" svg:width="1.572cm" svg:height="1.994cm" svg:x="18.002cm" svg:y="1.372cm">
          <text:p text:style-name="P2"><text:span text:style-name="T1">software </text:span></text:p>
          <text:p text:style-name="P2"><text:span text:style-name="T1">tool</text:span></text:p>
          <text:p text:style-name="P2"><text:span text:style-name="T1">user </text:span></text:p>
          <text:p text:style-name="P2"><text:span text:style-name="T1">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0" draw:layer="layout" svg:width="1.62cm" svg:height="1.994cm" svg:x="15.242cm" svg:y="1.367cm">
          <text:p text:style-name="P2"><text:span text:style-name="T1">generated</text:span></text:p>
          <text:p text:style-name="P2"><text:span text:style-name="T1">ISA</text:span></text:p>
          <text:p text:style-name="P2"><text:span text:style-name="T1">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id="id22" draw:layer="layout" draw:type="line" svg:x1="16.052cm" svg:y1="3.361cm" svg:x2="17.366cm" svg:y2="4.256cm" draw:start-shape="id20" draw:start-glue-point="2">
          <text:p/>
        </draw:connector>
        <draw:connector draw:style-name="gr1" draw:text-style-name="P1" draw:layer="layout" draw:type="line" svg:x1="18.788cm" svg:y1="3.366cm" svg:x2="17.366cm" svg:y2="4.256cm" draw:start-shape="id21" draw:start-glue-point="2" draw:end-shape="id22" draw:end-glue-point="3">
          <text:p/>
        </draw:connector>
        <draw:connector draw:style-name="gr5" draw:text-style-name="P1" draw:layer="layout" draw:type="line" svg:x1="5.049cm" svg:y1="5.592cm" svg:x2="5.89cm" svg:y2="5.592cm" draw:start-shape="id13" draw:start-glue-point="9" draw:end-shape="id23" draw:end-glue-point="3">
          <text:p/>
        </draw:connector>
        <draw:connector draw:style-name="gr7" draw:text-style-name="P1" draw:layer="layout" draw:type="lines" svg:x1="5.049cm" svg:y1="2.359cm" svg:x2="15.242cm" svg:y2="2.364cm" draw:start-shape="id13" draw:start-glue-point="10" draw:end-shape="id20" draw:end-glue-point="3">
          <text:p/>
        </draw:connector>
        <draw:connector draw:style-name="gr7" draw:text-style-name="P1" draw:layer="layout" draw:type="line" svg:x1="14.085cm" svg:y1="8.106cm" svg:x2="14.087cm" svg:y2="8.751cm" draw:start-shape="id6" draw:start-glue-point="2" draw:end-shape="id24" draw:end-glue-point="0">
          <text:p/>
        </draw:connector>
        <draw:connector draw:style-name="gr7" draw:text-style-name="P1" draw:layer="layout" draw:type="line" svg:x1="14.109cm" svg:y1="10.806cm" svg:x2="14.087cm" svg:y2="10.1cm" draw:start-shape="id16" draw:start-glue-point="0" draw:end-shape="id24" draw:end-glue-point="2">
          <text:p/>
        </draw:connector>
        <draw:connector draw:style-name="gr7" draw:text-style-name="P1" draw:layer="layout" draw:type="line" svg:x1="3.281cm" svg:y1="8.566cm" svg:x2="4.012cm" svg:y2="8.564cm" draw:start-shape="id25" draw:start-glue-point="1">
          <text:p/>
        </draw:connector>
        <draw:custom-shape draw:style-name="gr2" draw:text-style-name="P3" draw:id="id13" draw:layer="layout" svg:width="1.049cm" svg:height="13.676cm" svg:x="4cm" svg:y="1.487cm">
          <draw:glue-point draw:id="4" svg:x="-5.052cm" svg:y="-1.421cm"/>
          <draw:glue-point draw:id="5" svg:x="-5.023cm" svg:y="1.709cm"/>
          <draw:glue-point draw:id="6" svg:x="5.052cm" svg:y="-2.566cm"/>
          <draw:glue-point draw:id="7" svg:x="4.833cm" svg:y="-3.82cm"/>
          <draw:glue-point draw:id="8" svg:x="-4.89cm" svg:y="1.93cm"/>
          <draw:glue-point draw:id="9" svg:x="5.157cm" svg:y="-1.999cm"/>
          <draw:glue-point draw:id="10" svg:x="5.042cm" svg:y="-4.363cm"/>
          <draw:glue-point draw:id="11" svg:x="5.004cm" svg:y="1.828cm"/>
          <draw:glue-point draw:id="12" svg:x="5.004cm" svg:y="0.59cm"/>
          <draw:glue-point draw:id="13" svg:x="5.004cm" svg:y="-0.646cm"/>
          <draw:glue-point draw:id="14" svg:x="4.957cm" svg:y="0.529cm"/>
          <draw:glue-point draw:id="15" svg:x="5.052cm" svg:y="-0.674cm"/>
          <text:p text:style-name="P3"><text:span text:style-name="T1">CSLc</text:span></text:p>
          <draw:enhanced-geometry svg:viewBox="0 0 21600 21600" draw:extrusion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7.388cm" svg:y1="5.68cm" svg:x2="17.402cm" svg:y2="6.483cm" draw:start-shape="id26" draw:start-glue-point="2" draw:end-shape="id19">
          <text:p/>
        </draw:connector>
        <draw:custom-shape draw:style-name="gr2" draw:text-style-name="P3" draw:id="id27" draw:layer="layout" svg:width="1.527cm" svg:height="1.349cm" svg:x="14.399cm" svg:y="4.327cm">
          <draw:glue-point draw:id="4" svg:x="-5cm" svg:y="-1.801cm"/>
          <draw:glue-point draw:id="5" svg:x="-5cm" svg:y="2.401cm"/>
          <text:p text:style-name="P2"><text:span text:style-name="T1"/></text:p>
          <text:p text:style-name="P2"><text:span text:style-name="T1">user</text:span></text:p>
          <text:p text:style-name="P2"><text:span text:style-name="T1">program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5.162cm" svg:y1="5.676cm" svg:x2="16.639cm" svg:y2="6.915cm" draw:start-shape="id27" draw:start-glue-point="2" draw:end-shape="id19" draw:end-glue-point="4">
          <text:p/>
        </draw:connector>
      </draw:page>
      <draw:page draw:name="page2" draw:style-name="dp1" draw:master-page-name="Default">
        <office:forms form:automatic-focus="false" form:apply-design-mode="false"/>
        <draw:g>
          <draw:g>
            <draw:custom-shape draw:style-name="gr2" draw:text-style-name="P3" draw:id="id36" draw:layer="layout" svg:width="1.635cm" svg:height="1.349cm" svg:x="8.348cm" svg:y="10.803cm">
              <text:p text:style-name="P2"><text:span text:style-name="T1">RTL</text:span></text:p>
              <text:p text:style-name="P2"><text:span text:style-name="T1">simulator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id="id29" draw:layer="layout" svg:width="1.58cm" svg:height="1.605cm" svg:x="8.306cm" svg:y="6.772cm">
              <draw:glue-point draw:id="4" svg:x="-5.108cm" svg:y="-2.772cm"/>
              <draw:glue-point draw:id="5" svg:x="-4.949cm" svg:y="2.831cm"/>
              <text:p text:style-name="P2"><text:span text:style-name="T1">C++</text:span></text:p>
              <text:p text:style-name="P2"><text:span text:style-name="T1">compil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id="id28" draw:layer="layout" svg:width="2.422cm" svg:height="0.868cm" svg:x="4.034cm" svg:y="6.686cm">
              <text:p text:style-name="P2"><text:span text:style-name="T1">User C++</text:span></text:p>
              <text:p text:style-name="P2"><text:span text:style-name="T1">simulator code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2.422cm" svg:height="1.362cm" svg:x="4.07cm" svg:y="5.111cm">
              <text:p text:style-name="P2"><text:span text:style-name="T1">Handwritten </text:span></text:p>
              <text:p text:style-name="P2"><text:span text:style-name="T1">documentation</text:span></text:p>
              <text:p text:style-name="P2"><text:span text:style-name="T1">HTML, PDF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id="id34" draw:layer="layout" svg:width="2.422cm" svg:height="1.18cm" svg:x="4.134cm" svg:y="10.842cm">
              <text:p text:style-name="P2"><text:span text:style-name="T1">User defined</text:span></text:p>
              <text:p text:style-name="P2"><text:span text:style-name="T1">RTL</text:span></text:p>
              <text:p text:style-name="P2"><text:span text:style-name="T1">code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id="id35" draw:layer="layout" svg:width="2.422cm" svg:height="1.31cm" svg:x="4.134cm" svg:y="12.565cm">
              <text:p text:style-name="P2"><text:span text:style-name="T1">User defined</text:span></text:p>
              <text:p text:style-name="P2"><text:span text:style-name="T1">RTL</text:span></text:p>
              <text:p text:style-name="P2"><text:span text:style-name="T1">testbench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id="id30" draw:layer="layout" svg:width="1.923cm" svg:height="1.362cm" svg:x="8.107cm" svg:y="4.893cm">
              <text:p text:style-name="P2"><text:span text:style-name="T1">User C++</text:span></text:p>
              <text:p text:style-name="P2"><text:span text:style-name="T1">simulator</text:span></text:p>
              <text:p text:style-name="P2"><text:span text:style-name="T1">code</text:span></text:p>
              <draw:enhanced-geometry svg:viewBox="0 0 21600 21600" draw:type="rectangle" draw:enhanced-path="M 0 0 L 21600 0 21600 21600 0 21600 0 0 Z N"/>
            </draw:custom-shape>
            <draw:rect draw:style-name="gr3" draw:text-style-name="P1" draw:layer="layout" svg:width="0.377cm" svg:height="4.518cm" svg:x="7.282cm" svg:y="9.486cm">
              <draw:glue-point draw:id="4" svg:x="-4.969cm" svg:y="-1.434cm"/>
              <text:p/>
            </draw:rect>
            <draw:custom-shape draw:style-name="gr2" draw:text-style-name="P3" draw:id="id31" draw:layer="layout" svg:width="1.923cm" svg:height="1.362cm" svg:x="8.113cm" svg:y="8.811cm">
              <text:p text:style-name="P2"><text:span text:style-name="T1">CSL C++</text:span></text:p>
              <text:p text:style-name="P2"><text:span text:style-name="T1">libs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id="id33" draw:layer="layout" svg:width="1.635cm" svg:height="1.27cm" svg:x="8.352cm" svg:y="12.589cm">
              <text:p text:style-name="P2"><text:span text:style-name="T1">Synthesi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id="id32" draw:layer="layout" svg:width="2.618cm" svg:height="1.169cm" svg:x="10.756cm" svg:y="6.937cm">
              <text:p text:style-name="P2"><text:span text:style-name="T1">C++ Simulator</text:span></text:p>
              <text:p text:style-name="P2"><text:span text:style-name="T1">binar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id="id44" draw:layer="layout" svg:width="2.82cm" svg:height="1.349cm" svg:x="10.657cm" svg:y="8.751cm">
              <text:p text:style-name="P2"><text:span text:style-name="T1">Verify transaction</text:span></text:p>
              <text:p text:style-name="P2"><text:span text:style-name="T1">and state data</text:span></text:p>
              <text:p text:style-name="P2"><text:span text:style-name="T1">equivalenc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id="id37" draw:layer="layout" svg:width="2.618cm" svg:height="1.349cm" svg:x="10.78cm" svg:y="10.806cm">
              <text:p text:style-name="P2"><text:span text:style-name="T1">RTL</text:span></text:p>
              <text:p text:style-name="P2"><text:span text:style-name="T1">simulation</text:span></text:p>
              <text:p text:style-name="P2"><text:span text:style-name="T1">binar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" draw:text-style-name="P1" draw:layer="layout" draw:type="line" svg:x1="6.456cm" svg:y1="7.12cm" svg:x2="8.306cm" svg:y2="7.13cm" draw:start-shape="id28" draw:start-glue-point="1" draw:end-shape="id29" draw:end-glue-point="4">
              <text:p/>
            </draw:connector>
            <draw:connector draw:style-name="gr4" draw:text-style-name="P1" draw:layer="layout" svg:x1="9.068cm" svg:y1="6.255cm" svg:x2="9.096cm" svg:y2="6.772cm" draw:start-shape="id30" draw:start-glue-point="2" draw:end-shape="id29" draw:end-glue-point="0">
              <text:p/>
            </draw:connector>
            <draw:connector draw:style-name="gr1" draw:text-style-name="P1" draw:layer="layout" svg:x1="9.074cm" svg:y1="8.811cm" svg:x2="9.096cm" svg:y2="8.377cm" draw:start-shape="id31" draw:start-glue-point="0" draw:end-shape="id29" draw:end-glue-point="2">
              <text:p/>
            </draw:connector>
            <draw:connector draw:style-name="gr1" draw:text-style-name="P1" draw:layer="layout" draw:type="line" svg:x1="9.886cm" svg:y1="7.574cm" svg:x2="10.756cm" svg:y2="7.521cm" draw:start-shape="id29" draw:start-glue-point="1" draw:end-shape="id32" draw:end-glue-point="3">
              <text:p/>
            </draw:connector>
            <draw:connector draw:style-name="gr1" draw:text-style-name="P1" draw:layer="layout" draw:type="line" svg:x1="7.631cm" svg:y1="13.226cm" svg:x2="8.352cm" svg:y2="13.224cm" draw:end-shape="id33" draw:end-glue-point="3">
              <text:p/>
            </draw:connector>
            <draw:connector draw:style-name="gr1" draw:text-style-name="P1" draw:layer="layout" draw:type="line" svg:x1="6.556cm" svg:y1="11.432cm" svg:x2="7.307cm" svg:y2="11.422cm" draw:start-shape="id34" draw:start-glue-point="1">
              <text:p/>
            </draw:connector>
            <draw:connector draw:style-name="gr1" draw:text-style-name="P1" draw:layer="layout" draw:type="line" svg:x1="6.556cm" svg:y1="13.22cm" svg:x2="7.307cm" svg:y2="13.229cm" draw:start-shape="id35" draw:start-glue-point="1">
              <text:p/>
            </draw:connector>
            <draw:connector draw:style-name="gr1" draw:text-style-name="P1" draw:layer="layout" draw:type="line" svg:x1="7.618cm" svg:y1="11.471cm" svg:x2="8.348cm" svg:y2="11.477cm" draw:end-shape="id36">
              <text:p/>
            </draw:connector>
            <draw:custom-shape draw:style-name="gr2" draw:text-style-name="P3" draw:id="id40" draw:layer="layout" svg:width="1.527cm" svg:height="1.349cm" svg:x="14.619cm" svg:y="6.583cm">
              <draw:glue-point draw:id="4" svg:x="-5cm" svg:y="-1.801cm"/>
              <draw:glue-point draw:id="5" svg:x="-5cm" svg:y="2.401cm"/>
              <text:p text:style-name="P2"><text:span text:style-name="T1">software</text:span></text:p>
              <text:p text:style-name="P2"><text:span text:style-name="T1">tool</text:span></text:p>
              <text:p text:style-name="P2"><text:span text:style-name="T1">binar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id="id38" draw:layer="layout" svg:width="1.597cm" svg:height="1.409cm" svg:x="14.581cm" svg:y="8.84cm">
              <text:p text:style-name="P2"><text:span text:style-name="T1">firmware </text:span></text:p>
              <text:p text:style-name="P2"><text:span text:style-name="T1">code</text:span></text:p>
              <draw:enhanced-geometry svg:viewBox="0 0 21600 21600" draw:type="rectangle" draw:enhanced-path="M 0 0 L 21600 0 21600 21600 0 21600 0 0 Z N"/>
            </draw:custom-shape>
            <draw:connector draw:style-name="gr5" draw:text-style-name="P1" draw:layer="layout" draw:type="line" svg:x1="9.983cm" svg:y1="11.477cm" svg:x2="10.78cm" svg:y2="11.48cm" draw:start-shape="id36" draw:start-glue-point="1" draw:end-shape="id37" draw:end-glue-point="3">
              <text:p/>
            </draw:connector>
            <draw:connector draw:style-name="gr6" draw:text-style-name="P1" draw:id="id39" draw:layer="layout" svg:x1="13.374cm" svg:y1="7.521cm" svg:x2="13.398cm" svg:y2="11.48cm" draw:start-shape="id32" draw:start-glue-point="1" draw:end-shape="id37" draw:end-glue-point="1">
              <text:p/>
            </draw:connector>
            <draw:connector draw:style-name="gr5" draw:text-style-name="P1" draw:layer="layout" draw:type="line" svg:x1="14.581cm" svg:y1="9.544cm" svg:x2="13.925cm" svg:y2="9.5cm" draw:start-shape="id38" draw:start-glue-point="3" draw:end-shape="id39" draw:end-glue-point="0">
              <text:p/>
            </draw:connector>
            <draw:connector draw:style-name="gr5" draw:text-style-name="P1" draw:layer="layout" draw:type="line" svg:x1="15.382cm" svg:y1="7.932cm" svg:x2="15.379cm" svg:y2="8.84cm" draw:start-shape="id40" draw:start-glue-point="2" draw:end-shape="id38" draw:end-glue-point="0">
              <text:p/>
            </draw:connector>
            <draw:custom-shape draw:style-name="gr2" draw:text-style-name="P3" draw:id="id42" draw:layer="layout" svg:width="1.572cm" svg:height="0.659cm" svg:x="14.582cm" svg:y="5.121cm">
              <text:p text:style-name="P2"><text:span text:style-name="T1">gc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id="id41" draw:layer="layout" svg:width="2.757cm" svg:height="1.161cm" svg:x="10.967cm" svg:y="3.714cm">
              <text:p text:style-name="P2"><text:span text:style-name="T1">software tool</text:span></text:p>
              <text:p text:style-name="P2"><text:span text:style-name="T1">user cod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" draw:text-style-name="P1" draw:layer="layout" draw:type="line" svg:x1="13.724cm" svg:y1="4.294cm" svg:x2="14.582cm" svg:y2="5.45cm" draw:start-shape="id41" draw:start-glue-point="1" draw:end-shape="id42" draw:end-glue-point="3">
              <text:p/>
            </draw:connector>
            <draw:connector draw:style-name="gr5" draw:text-style-name="P1" draw:layer="layout" draw:type="line" svg:x1="3.03cm" svg:y1="12.192cm" svg:x2="4.134cm" svg:y2="11.432cm" draw:start-shape="id43" draw:start-glue-point="2" draw:end-shape="id34" draw:end-glue-point="3">
              <text:p/>
            </draw:connector>
            <draw:connector draw:style-name="gr7" draw:text-style-name="P1" draw:layer="layout" draw:type="line" svg:x1="12.065cm" svg:y1="8.106cm" svg:x2="12.067cm" svg:y2="8.751cm" draw:start-shape="id32" draw:start-glue-point="2" draw:end-shape="id44" draw:end-glue-point="0">
              <text:p/>
            </draw:connector>
            <draw:connector draw:style-name="gr7" draw:text-style-name="P1" draw:layer="layout" draw:type="line" svg:x1="12.089cm" svg:y1="10.806cm" svg:x2="12.067cm" svg:y2="10.1cm" draw:start-shape="id37" draw:start-glue-point="0" draw:end-shape="id44" draw:end-glue-point="2">
              <text:p/>
            </draw:connector>
            <draw:connector draw:style-name="gr5" draw:text-style-name="P1" draw:layer="layout" draw:type="line" svg:x1="15.368cm" svg:y1="5.78cm" svg:x2="15.382cm" svg:y2="6.583cm" draw:start-shape="id42" draw:start-glue-point="2" draw:end-shape="id40">
              <text:p/>
            </draw:connector>
            <draw:custom-shape draw:style-name="gr2" draw:text-style-name="P3" draw:id="id45" draw:layer="layout" svg:width="2.768cm" svg:height="0.741cm" svg:x="10.711cm" svg:y="6.018cm">
              <draw:glue-point draw:id="4" svg:x="-5cm" svg:y="-1.801cm"/>
              <draw:glue-point draw:id="5" svg:x="-5cm" svg:y="2.401cm"/>
              <text:p text:style-name="P2"><text:span text:style-name="T1"/></text:p>
              <text:p text:style-name="P2"><text:span text:style-name="T1">user program</text:span></text:p>
              <text:p text:style-name="P2"><text:span text:style-name="T1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line" svg:x1="13.479cm" svg:y1="6.388cm" svg:x2="14.619cm" svg:y2="7.015cm" draw:start-shape="id45" draw:start-glue-point="1" draw:end-shape="id40" draw:end-glue-point="4">
              <text:p/>
            </draw:connector>
            <draw:custom-shape draw:style-name="gr2" draw:text-style-name="P4" draw:layer="layout" svg:width="1.58cm" svg:height="1.288cm" svg:x="1.433cm" svg:y="11.64cm">
              <draw:glue-point draw:id="4" svg:x="-5.108cm" svg:y="-2.772cm"/>
              <draw:glue-point draw:id="5" svg:x="-4.949cm" svg:y="2.831cm"/>
              <text:p text:style-name="P3"><text:span text:style-name="T2">RTL</text:span></text:p>
              <text:p text:style-name="P3"><text:span text:style-name="T2">Design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id="id43" draw:layer="layout" draw:type="line" svg:x1="3.03cm" svg:y1="12.192cm" svg:x2="4.134cm" svg:y2="13.22cm" draw:end-shape="id35" draw:end-glue-point="3">
              <text:p/>
            </draw:connector>
            <draw:custom-shape draw:style-name="gr2" draw:text-style-name="P4" draw:id="id46" draw:layer="layout" svg:width="1.58cm" svg:height="1.207cm" svg:x="1.434cm" svg:y="6.54cm">
              <draw:glue-point draw:id="4" svg:x="-5.108cm" svg:y="-2.772cm"/>
              <draw:glue-point draw:id="5" svg:x="-4.949cm" svg:y="2.831cm"/>
              <text:p text:style-name="P3"><text:span text:style-name="T2">C++</text:span></text:p>
              <text:p text:style-name="P3"><text:span text:style-name="T2">cod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line" svg:x1="3.014cm" svg:y1="7.143cm" svg:x2="4.034cm" svg:y2="7.12cm" draw:start-shape="id46" draw:start-glue-point="1" draw:end-shape="id28" draw:end-glue-point="3">
              <text:p/>
            </draw:connector>
            <draw:custom-shape draw:style-name="gr2" draw:text-style-name="P3" draw:id="id50" draw:layer="layout" svg:width="1.766cm" svg:height="0.811cm" svg:x="4.723cm" svg:y="7.711cm">
              <text:p text:style-name="P2"><text:span text:style-name="T1">C++</text:span></text:p>
              <text:p text:style-name="P2"><text:span text:style-name="T1">Constants</text:span></text:p>
              <draw:enhanced-geometry svg:viewBox="0 0 21600 21600" draw:type="rectangle" draw:enhanced-path="M 0 0 L 21600 0 21600 21600 0 21600 0 0 Z N"/>
            </draw:custom-shape>
            <draw:connector draw:style-name="gr1" draw:text-style-name="P1" draw:layer="layout" draw:type="line" svg:x1="3.84cm" svg:y1="9.117cm" svg:x2="4.808cm" svg:y2="10.063cm" draw:start-shape="id47" draw:start-glue-point="1" draw:end-shape="id48" draw:end-glue-point="3">
              <text:p/>
            </draw:connector>
            <draw:custom-shape draw:style-name="gr2" draw:text-style-name="P4" draw:id="id49" draw:layer="layout" svg:width="1.882cm" svg:height="1.288cm" svg:x="0.224cm" svg:y="8.441cm">
              <draw:glue-point draw:id="4" svg:x="-5.108cm" svg:y="-2.772cm"/>
              <draw:glue-point draw:id="5" svg:x="-4.949cm" svg:y="2.831cm"/>
              <text:p text:style-name="P3"><text:span text:style-name="T2">constants </text:span></text:p>
              <text:p text:style-name="P3"><text:span text:style-name="T2">specific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line" svg:x1="2.106cm" svg:y1="9.085cm" svg:x2="2.801cm" svg:y2="9.117cm" draw:start-shape="id49" draw:start-glue-point="1" draw:end-shape="id47" draw:end-glue-point="3">
              <text:p/>
            </draw:connector>
            <draw:custom-shape draw:style-name="gr2" draw:text-style-name="P3" draw:id="id47" draw:layer="layout" svg:width="1.039cm" svg:height="1.112cm" svg:x="2.801cm" svg:y="8.561cm">
              <text:p text:style-name="P2"><text:span text:style-name="T1">point</text:span></text:p>
              <text:p text:style-name="P2"><text:span text:style-name="T1">tool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" draw:text-style-name="P1" draw:layer="layout" draw:type="line" svg:x1="3.84cm" svg:y1="9.117cm" svg:x2="4.723cm" svg:y2="8.116cm" draw:start-shape="id47" draw:start-glue-point="1" draw:end-shape="id50" draw:end-glue-point="3">
              <text:p/>
            </draw:connector>
            <draw:connector draw:style-name="gr1" draw:text-style-name="P1" draw:layer="layout" draw:type="line" svg:x1="6.489cm" svg:y1="8.116cm" svg:x2="8.315cm" svg:y2="8.083cm" draw:start-shape="id50" draw:start-glue-point="1">
              <text:p/>
            </draw:connector>
            <draw:connector draw:style-name="gr1" draw:text-style-name="P1" draw:layer="layout" draw:type="line" svg:x1="6.357cm" svg:y1="10.188cm" svg:x2="7.308cm" svg:y2="10.178cm">
              <text:p/>
            </draw:connector>
            <draw:custom-shape draw:style-name="gr2" draw:text-style-name="P3" draw:id="id51" draw:layer="layout" svg:width="2.422cm" svg:height="0.493cm" svg:x="11.035cm" svg:y="5.207cm">
              <text:p text:style-name="P2"><text:span text:style-name="T1">C++ Constants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id="id48" draw:layer="layout" svg:width="1.766cm" svg:height="1.04cm" svg:x="4.808cm" svg:y="9.543cm">
              <text:p text:style-name="P2"><text:span text:style-name="T1">RTL</text:span></text:p>
              <text:p text:style-name="P2"><text:span text:style-name="T1">Constants</text:span></text:p>
              <draw:enhanced-geometry svg:viewBox="0 0 21600 21600" draw:type="rectangle" draw:enhanced-path="M 0 0 L 21600 0 21600 21600 0 21600 0 0 Z N"/>
            </draw:custom-shape>
            <draw:connector draw:style-name="gr1" draw:text-style-name="P1" draw:layer="layout" draw:type="line" svg:x1="13.457cm" svg:y1="5.453cm" svg:x2="14.582cm" svg:y2="5.45cm" draw:start-shape="id51" draw:start-glue-point="1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34cm" fo:page-height="21.5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31T11:01:19</meta:creation-date>
    <dc:creator>Derek Pappas</dc:creator>
    <dc:date>2007-09-14T01:00:49</dc:date>
    <dc:language>en-US</dc:language>
    <meta:editing-cycles>57</meta:editing-cycles>
    <meta:editing-duration>PT7H2M29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